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80" style:font-name="Arial1" fo:font-size="20pt"/>
    </style:style>
    <style:style style:name="P2" style:family="paragraph" style:parent-style-name="Text_20_body">
      <style:paragraph-properties fo:text-align="center" style:justify-single-word="false"/>
      <style:text-properties style:font-name="Arial1" fo:font-weight="bold"/>
    </style:style>
    <style:style style:name="P3" style:family="paragraph" style:parent-style-name="Text_20_body">
      <style:text-properties style:font-name="Arial1" fo:font-size="10pt"/>
    </style:style>
    <style:style style:name="P4" style:family="paragraph" style:parent-style-name="Text_20_body">
      <style:text-properties fo:color="#0000ff" style:font-name="Arial1" fo:font-size="10pt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2pt" fo:font-weight="normal" officeooo:paragraph-rsid="000984de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2pt" fo:font-weight="normal" officeooo:rsid="000984de" officeooo:paragraph-rsid="000984de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2pt" officeooo:paragraph-rsid="000a713c" style:font-size-asian="12pt" style:font-size-complex="12pt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Text_20_body">
      <style:paragraph-properties fo:margin-top="0cm" fo:margin-bottom="0.423cm" style:contextual-spacing="false"/>
    </style:style>
    <style:style style:name="P12" style:family="paragraph" style:parent-style-name="Text_20_body">
      <style:paragraph-properties fo:margin-top="0cm" fo:margin-bottom="0.423cm" style:contextual-spacing="false" fo:background-color="#ffffff">
        <style:background-image/>
      </style:paragraph-properties>
    </style:style>
    <style:style style:name="P13" style:family="paragraph" style:parent-style-name="Text_20_body">
      <style:paragraph-properties fo:background-color="#ffffff">
        <style:background-image/>
      </style:paragraph-properties>
      <style:text-properties style:font-name="Arial1" fo:font-size="10pt" fo:font-weight="bold"/>
    </style:style>
    <style:style style:name="P14" style:family="paragraph" style:parent-style-name="Text_20_body">
      <style:paragraph-properties fo:text-align="justify" style:justify-single-word="false"/>
      <style:text-properties style:font-name="Arial1"/>
    </style:style>
    <style:style style:name="P15" style:family="paragraph" style:parent-style-name="Text_20_body">
      <style:paragraph-properties fo:text-align="justify" style:justify-single-word="false"/>
    </style:style>
    <style:style style:name="T1" style:family="text">
      <style:text-properties style:font-name="Arial1"/>
    </style:style>
    <style:style style:name="T2" style:family="text">
      <style:text-properties style:font-name="Arial1" fo:font-size="10pt"/>
    </style:style>
    <style:style style:name="T3" style:family="text">
      <style:text-properties style:font-name="Arial1" fo:font-size="10pt" fo:font-weight="bold"/>
    </style:style>
    <style:style style:name="T4" style:family="text">
      <style:text-properties style:font-name="Arial1" fo:font-size="10pt" officeooo:rsid="000b7850"/>
    </style:style>
    <style:style style:name="T5" style:family="text">
      <style:text-properties style:font-name="Arial1" officeooo:rsid="000d2de3"/>
    </style:style>
    <style:style style:name="T6" style:family="text">
      <style:text-properties fo:color="#0000ff"/>
    </style:style>
    <style:style style:name="T7" style:family="text">
      <style:text-properties officeooo:rsid="000984de"/>
    </style:style>
    <style:style style:name="T8" style:family="text">
      <style:text-properties officeooo:rsid="000a713c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fo:font-size="12pt" officeooo:rsid="000984de" style:font-size-asian="12pt" style:font-size-complex="12pt"/>
    </style:style>
    <style:style style:name="T11" style:family="text">
      <style:text-properties officeooo:rsid="000b7850"/>
    </style:style>
    <style:style style:name="T12" style:family="text">
      <style:text-properties officeooo:rsid="000d2d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sl14 realiza<text:span text:style-name="T11">rá</text:span> provas de certificação d<text:span text:style-name="T12">o Linux Professional Institute</text:span> <text:span text:style-name="T12">(</text:span>LPI<text:span text:style-name="T12">)</text:span></text:p>
      <text:p text:style-name="P2">As provas serão realizadas <text:span text:style-name="T8">entre os dias</text:span> dias <text:span text:style-name="T8">03</text:span> e <text:span text:style-name="T8">06</text:span> de julho, no Centro de Eventos da PUCRS, <text:span text:style-name="T8">paralelamente à realização do Fórum Internacional Software Livre</text:span></text:p>
      <text:p text:style-name="P5">Interessados em obter certificação profissional em Linux pode<text:span text:style-name="T7">rão realizar os exames para a certificação LPI </text:span><text:span text:style-name="T12">(Linux Professional Institute) </text:span><text:span text:style-name="T7">durante o Fórum Internacional Software Livre, entre os dias 03 e 06 de julho no Centro de Eventos da PUCRS, em Porto Alegre.</text:span></text:p>
      <text:p text:style-name="P6">A aplicação dos exames será feita pela Linux New Media, responsável pela publicação da revista Linux Magazine. </text:p>
      <text:p text:style-name="P9"><text:span text:style-name="T9">As provas </text:span><text:a xlink:type="simple" xlink:href="http://www.lpi.org/eng/certification/the_lpic_program/lpic_1"><text:span text:style-name="T9">LPIC 1 - Administrador Linux nível Júnior</text:span></text:a><text:span text:style-name="T9"> (inclui as provas LPI 101 e LPI 102) - e </text:span><text:a xlink:type="simple" xlink:href="http://www.lpi.org/eng/certification/the_lpic_program/lpic_2"><text:span text:style-name="T9">LPIC 2 - Administrador Linux nível Pleno</text:span></text:a><text:span text:style-name="T9"> (provas LPI 201 e LPI 202) serão aplicadas em papel durante </text:span><text:span text:style-name="T10">o evento. </text:span><text:span text:style-name="T9">As provas para </text:span><text:a xlink:type="simple" xlink:href="http://www.lpi.org/linux-certifications/programs/lpic-3"><text:span text:style-name="T9">certificação de nível Sênior, LPIC 3</text:span></text:a><text:span text:style-name="T9">, que dividem os especialistas em diferentes áreas de atuação, também serão aplicadas caso haja interessados. Neste caso, porém, não haverá curso intensivo preparatório.</text:span></text:p>
      <text:p text:style-name="P7"><text:span text:style-name="T7">Neste ano, o diferencial é o “Kit Certificação”: os inscritos poderão </text:span>parcelar o valor das provas em até <text:span text:style-name="T7">seis</text:span> vezes, <text:span text:style-name="T7">e </text:span>receberão em casa o material didático para a preparação prévia, pode<text:span text:style-name="T7">ndo também</text:span> contar com um curso intensivo de revisão antes das provas.</text:p>
      <text:p text:style-name="P8"><text:span text:style-name="T12">O</text:span> LPI é reconhecido como a primeira organização do mundo a defender e ajudar o uso profissional do Linux, Open Source e Free Software, através de certificação profissional. <text:span text:style-name="T8">Mais detalhes estão disponíveis no hotsite: http://www.linuxmag.com.br/certificacao_fisl14</text:span> </text:p>
      <text:p text:style-name="P10"/>
      <text:p text:style-name="Text_20_body"><text:span text:style-name="Strong_20_Emphasis"><text:span text:style-name="T1">Sobre o Fórum Internacional Software Livre (FISL)</text:span></text:span></text:p>
      <text:p text:style-name="P14">O Fórum Internacional Software Livre (FISL) acontece desde o ano 2000 - chegando em sua 14ª edição. É considerado o mais consolidado evento da área na América Latina e um dos maiores do mundo. Fundado nos ideais construídos inicialmente pelo físico e programador Richard Stallman e, posteriormente, pela comunidade de hackers e desenvolvedores do sistema operacional GNU/Linux, o FISL surgiu de uma mobilização em prol da luta pela liberdade e autonomia tecnológica do país. O evento é o momento de encontro físico de muitas pessoas de diversas partes do mundo que se conhecem e trabalham apenas pela internet em projetos das mais variadas temáticas. A comunidade de usuários é o coração do fisl e interage com diversos outros setores da sociedade, como a academia, profissionais, empresas, investidores, governos e sociedade civil. </text:p>
      <text:p text:style-name="P9"><text:span text:style-name="Strong_20_Emphasis"><text:span text:style-name="T1">As inscrições para participantes ainda estão abertas. Os ingressos custam de R$ </text:span></text:span><text:span text:style-name="Strong_20_Emphasis"><text:span text:style-name="T5">115,00</text:span></text:span><text:span text:style-name="Strong_20_Emphasis"><text:span text:style-name="T1"> a R$ 280 e podem ser feitos através do site do evento (</text:span></text:span><text:a xlink:type="simple" xlink:href="http://www.fisl.org.br/" office:target-frame-name="_blank" xlink:show="new"><text:span text:style-name="Strong_20_Emphasis"><text:span text:style-name="T1">http://www.fisl.org.br</text:span></text:span></text:a><text:span text:style-name="Strong_20_Emphasis"><text:span text:style-name="T1">).</text:span></text:span></text:p>
      <text:p text:style-name="P10"/>
      <text:p text:style-name="P10"><text:span text:style-name="Strong_20_Emphasis"><text:span text:style-name="T2">Porto Alegre, </text:span></text:span><text:span text:style-name="Strong_20_Emphasis"><text:span text:style-name="T4">10</text:span></text:span><text:span text:style-name="Strong_20_Emphasis"><text:span text:style-name="T2"> de junho de 2013</text:span></text:span></text:p>
      <text:p text:style-name="P11"/>
      <text:p text:style-name="P12"><text:span text:style-name="T3">Núcleo de Atendimento 14° Fórum Internacional Software Livre</text:span><text:span text:style-name="T2"><text:line-break/></text:span><text:span text:style-name="T3">Coordenação: Livia Araujo – </text:span><text:a xlink:type="simple" xlink:href="mailto:livia@enfato.com.br" office:target-frame-name="_blank" xlink:show="new"><text:span text:style-name="T3">livia@enfato.com.br</text:span></text:a><text:span text:style-name="T3"> – </text:span><text:a xlink:type="simple" xlink:href="tel:51%208151-9026" office:target-frame-name="_blank" xlink:show="new"><text:span text:style-name="T3">51 8151-9026</text:span></text:a><text:span text:style-name="T2"><text:line-break/>Direção:Mariana Turkenicz– </text:span><text:a xlink:type="simple" xlink:href="mailto:mariana@enfato.com.br" office:target-frame-name="_blank" xlink:show="new"><text:span text:style-name="T2">mariana@enfato.com.br</text:span></text:a><text:span text:style-name="T2"> – </text:span><text:a xlink:type="simple" xlink:href="tel:51%208121.7062" office:target-frame-name="_blank" xlink:show="new"><text:span text:style-name="T2">51 8121.7062</text:span></text:a></text:p>
      <text:p text:style-name="P13">Enfato multicomunicação</text:p>
      <text:p text:style-name="Text_20_body"><text:span text:style-name="T2">+55 </text:span><text:a xlink:type="simple" xlink:href="tel:%2851%29%2030.261.261" office:target-frame-name="_blank" xlink:show="new"><text:span text:style-name="T2">(51) 30.261.261</text:span></text:a></text:p>
      <text:p text:style-name="Text_20_body"><text:a xlink:type="simple" xlink:href="http://www.enfato.com.br/" office:target-frame-name="_blank" xlink:show="new"><text:span text:style-name="T2">www.enfato.com.br</text:span></text:a> </text:p>
      <text:p text:style-name="Text_20_body"><text:span text:style-name="T2">Twitter: </text:span><text:a xlink:type="simple" xlink:href="http://www.twitter.com/enfato" office:target-frame-name="_blank" xlink:show="new"><text:span text:style-name="T2">@enfato</text:span></text:a></text:p>
      <text:p text:style-name="P3"><text:soft-page-break/>Facebook: <text:span text:style-name="T6">enfatomulticomunicacao</text:span></text:p>
      <text:p text:style-name="P4">Empresa filiada à Abraco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15:59:39.71</meta:creation-date>
    <dc:date>2013-06-10T11:49:31.08</dc:date>
    <meta:editing-duration>PT23M55S</meta:editing-duration>
    <meta:editing-cycles>6</meta:editing-cycles>
    <meta:generator>LibreOffice/3.6$Windows_x86 LibreOffice_project/58f22d5-270d05a-e2abed1-ea17a85-9b5702</meta:generator>
    <meta:print-date>2013-06-06T13:19:38.48</meta:print-date>
    <meta:document-statistic meta:table-count="0" meta:image-count="0" meta:object-count="0" meta:page-count="2" meta:paragraph-count="18" meta:word-count="451" meta:character-count="2955" meta:non-whitespace-character-count="2518"/>
  </office:meta>
</office:document-meta>
</file>